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eep_870-930_481pts_1" table:style-name="ta1">
        <table:shapes>
          <draw:frame draw:z-index="0" draw:style-name="gr1" draw:text-style-name="P1" svg:width="22.2902in" svg:height="10.6354in" svg:x="2.2323in" svg:y="0.0417in">
            <draw:object draw:notify-on-update-of-ranges="'Sweep_870-930_481pts_1'.B1:'Sweep_870-930_481pts_1'.B481 'Sweep_870-930_481pts_1'.C1:'Sweep_870-930_481pts_1'.C481 'Sweep_870-930_481pts_1'.B1:'Sweep_870-930_481pts_1'.B481 'Sweep_870-930_481pts_1'.D1:'Sweep_870-930_481pts_1'.D4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870.125" calcext:value-type="float">
            <text:p>870.125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870.25" calcext:value-type="float">
            <text:p>870.25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70.375" calcext:value-type="float">
            <text:p>870.375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70.5" calcext:value-type="float">
            <text:p>870.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0.625" calcext:value-type="float">
            <text:p>870.62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0.75" calcext:value-type="float">
            <text:p>870.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0.875" calcext:value-type="float">
            <text:p>870.8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1.125" calcext:value-type="float">
            <text:p>871.1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1.25" calcext:value-type="float">
            <text:p>871.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1.375" calcext:value-type="float">
            <text:p>871.3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1.5" calcext:value-type="float">
            <text:p>871.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1.625" calcext:value-type="float">
            <text:p>871.6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1.75" calcext:value-type="float">
            <text:p>871.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1.875" calcext:value-type="float">
            <text:p>871.875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2.125" calcext:value-type="float">
            <text:p>872.1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2.25" calcext:value-type="float">
            <text:p>872.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2.375" calcext:value-type="float">
            <text:p>872.37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2.5" calcext:value-type="float">
            <text:p>872.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2.625" calcext:value-type="float">
            <text:p>872.6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2.75" calcext:value-type="float">
            <text:p>872.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2.875" calcext:value-type="float">
            <text:p>872.87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3.125" calcext:value-type="float">
            <text:p>873.1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3.25" calcext:value-type="float">
            <text:p>873.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3.375" calcext:value-type="float">
            <text:p>873.3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3.5" calcext:value-type="float">
            <text:p>873.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3.625" calcext:value-type="float">
            <text:p>873.62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3.75" calcext:value-type="float">
            <text:p>873.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3.875" calcext:value-type="float">
            <text:p>873.8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4.125" calcext:value-type="float">
            <text:p>874.1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4.25" calcext:value-type="float">
            <text:p>874.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4.375" calcext:value-type="float">
            <text:p>874.3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4.5" calcext:value-type="float">
            <text:p>874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4.625" calcext:value-type="float">
            <text:p>874.6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4.75" calcext:value-type="float">
            <text:p>874.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4.875" calcext:value-type="float">
            <text:p>874.8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5.125" calcext:value-type="float">
            <text:p>875.1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5.25" calcext:value-type="float">
            <text:p>875.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5.375" calcext:value-type="float">
            <text:p>875.37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5.5" calcext:value-type="float">
            <text:p>875.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5.625" calcext:value-type="float">
            <text:p>875.6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5.75" calcext:value-type="float">
            <text:p>875.75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5.875" calcext:value-type="float">
            <text:p>875.8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6.125" calcext:value-type="float">
            <text:p>876.1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6.25" calcext:value-type="float">
            <text:p>876.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6.375" calcext:value-type="float">
            <text:p>876.3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6.5" calcext:value-type="float">
            <text:p>876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6.625" calcext:value-type="float">
            <text:p>876.62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6.75" calcext:value-type="float">
            <text:p>876.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6.875" calcext:value-type="float">
            <text:p>876.8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7.125" calcext:value-type="float">
            <text:p>877.1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7.25" calcext:value-type="float">
            <text:p>877.2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7.375" calcext:value-type="float">
            <text:p>877.375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877.5" calcext:value-type="float">
            <text:p>877.5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77.625" calcext:value-type="float">
            <text:p>877.6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7.75" calcext:value-type="float">
            <text:p>877.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7.875" calcext:value-type="float">
            <text:p>877.8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8.125" calcext:value-type="float">
            <text:p>878.1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8.25" calcext:value-type="float">
            <text:p>878.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8.375" calcext:value-type="float">
            <text:p>878.3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8.5" calcext:value-type="float">
            <text:p>878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8.625" calcext:value-type="float">
            <text:p>878.62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8.75" calcext:value-type="float">
            <text:p>878.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8.875" calcext:value-type="float">
            <text:p>878.8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9.125" calcext:value-type="float">
            <text:p>879.1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9.25" calcext:value-type="float">
            <text:p>879.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9.375" calcext:value-type="float">
            <text:p>879.3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9.5" calcext:value-type="float">
            <text:p>879.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9.625" calcext:value-type="float">
            <text:p>879.625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79.75" calcext:value-type="float">
            <text:p>879.75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79.875" calcext:value-type="float">
            <text:p>879.875</text:p>
          </table:table-cell>
          <table:table-cell office:value-type="float" office:value="82" calcext:value-type="float">
            <text:p>8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880.125" calcext:value-type="float">
            <text:p>880.125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80.25" calcext:value-type="float">
            <text:p>880.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0.375" calcext:value-type="float">
            <text:p>880.3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0.5" calcext:value-type="float">
            <text:p>880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0.625" calcext:value-type="float">
            <text:p>880.6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0.75" calcext:value-type="float">
            <text:p>880.7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0.875" calcext:value-type="float">
            <text:p>880.8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1.125" calcext:value-type="float">
            <text:p>881.1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1.25" calcext:value-type="float">
            <text:p>881.2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1.375" calcext:value-type="float">
            <text:p>881.3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1.5" calcext:value-type="float">
            <text:p>881.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1.625" calcext:value-type="float">
            <text:p>881.62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1.75" calcext:value-type="float">
            <text:p>881.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1.875" calcext:value-type="float">
            <text:p>881.87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2.125" calcext:value-type="float">
            <text:p>882.12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2.25" calcext:value-type="float">
            <text:p>882.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2.375" calcext:value-type="float">
            <text:p>882.37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2.5" calcext:value-type="float">
            <text:p>882.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2.625" calcext:value-type="float">
            <text:p>882.6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2.75" calcext:value-type="float">
            <text:p>882.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2.875" calcext:value-type="float">
            <text:p>882.8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3.125" calcext:value-type="float">
            <text:p>883.1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3.25" calcext:value-type="float">
            <text:p>883.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3.375" calcext:value-type="float">
            <text:p>883.3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3.5" calcext:value-type="float">
            <text:p>883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3.625" calcext:value-type="float">
            <text:p>883.6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3.75" calcext:value-type="float">
            <text:p>883.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3.875" calcext:value-type="float">
            <text:p>883.8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4.125" calcext:value-type="float">
            <text:p>884.1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4.25" calcext:value-type="float">
            <text:p>884.2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4.375" calcext:value-type="float">
            <text:p>884.3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4.5" calcext:value-type="float">
            <text:p>884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4.625" calcext:value-type="float">
            <text:p>884.625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884.75" calcext:value-type="float">
            <text:p>884.75</text:p>
          </table:table-cell>
          <table:table-cell office:value-type="float" office:value="81" calcext:value-type="float">
            <text:p>8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884.875" calcext:value-type="float">
            <text:p>884.875</text:p>
          </table:table-cell>
          <table:table-cell office:value-type="float" office:value="83" calcext:value-type="float">
            <text:p>8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221" calcext:value-type="float">
            <text:p>22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885.125" calcext:value-type="float">
            <text:p>885.125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885.25" calcext:value-type="float">
            <text:p>885.25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85.375" calcext:value-type="float">
            <text:p>885.3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5.5" calcext:value-type="float">
            <text:p>885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5.625" calcext:value-type="float">
            <text:p>885.6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5.75" calcext:value-type="float">
            <text:p>885.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5.875" calcext:value-type="float">
            <text:p>885.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6.125" calcext:value-type="float">
            <text:p>886.1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6.25" calcext:value-type="float">
            <text:p>886.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6.375" calcext:value-type="float">
            <text:p>886.37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6.5" calcext:value-type="float">
            <text:p>886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6.625" calcext:value-type="float">
            <text:p>886.6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6.75" calcext:value-type="float">
            <text:p>886.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6.875" calcext:value-type="float">
            <text:p>886.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7.125" calcext:value-type="float">
            <text:p>887.1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7.25" calcext:value-type="float">
            <text:p>887.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7.375" calcext:value-type="float">
            <text:p>887.3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7.5" calcext:value-type="float">
            <text:p>887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7.625" calcext:value-type="float">
            <text:p>887.625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7.75" calcext:value-type="float">
            <text:p>887.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7.875" calcext:value-type="float">
            <text:p>887.8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8.125" calcext:value-type="float">
            <text:p>888.1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8.25" calcext:value-type="float">
            <text:p>888.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8.375" calcext:value-type="float">
            <text:p>888.3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8.5" calcext:value-type="float">
            <text:p>888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8.625" calcext:value-type="float">
            <text:p>888.6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8.75" calcext:value-type="float">
            <text:p>888.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8.875" calcext:value-type="float">
            <text:p>888.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9.125" calcext:value-type="float">
            <text:p>889.1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9.25" calcext:value-type="float">
            <text:p>889.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9.375" calcext:value-type="float">
            <text:p>889.3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9.5" calcext:value-type="float">
            <text:p>889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9.625" calcext:value-type="float">
            <text:p>889.6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9.75" calcext:value-type="float">
            <text:p>889.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89.875" calcext:value-type="float">
            <text:p>889.8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0.125" calcext:value-type="float">
            <text:p>890.1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0.25" calcext:value-type="float">
            <text:p>890.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0.375" calcext:value-type="float">
            <text:p>890.3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0.5" calcext:value-type="float">
            <text:p>890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0.625" calcext:value-type="float">
            <text:p>890.6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0.75" calcext:value-type="float">
            <text:p>890.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0.875" calcext:value-type="float">
            <text:p>890.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1.125" calcext:value-type="float">
            <text:p>891.1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1.25" calcext:value-type="float">
            <text:p>891.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1.375" calcext:value-type="float">
            <text:p>891.3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1.5" calcext:value-type="float">
            <text:p>891.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1.625" calcext:value-type="float">
            <text:p>891.6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1.75" calcext:value-type="float">
            <text:p>891.7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1.875" calcext:value-type="float">
            <text:p>891.87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92.125" calcext:value-type="float">
            <text:p>892.1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2.25" calcext:value-type="float">
            <text:p>892.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2.375" calcext:value-type="float">
            <text:p>892.3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2.5" calcext:value-type="float">
            <text:p>892.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2.625" calcext:value-type="float">
            <text:p>892.6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2.75" calcext:value-type="float">
            <text:p>892.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2.875" calcext:value-type="float">
            <text:p>892.8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93.125" calcext:value-type="float">
            <text:p>893.125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893.25" calcext:value-type="float">
            <text:p>893.2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3.375" calcext:value-type="float">
            <text:p>893.3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3.5" calcext:value-type="float">
            <text:p>893.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93.625" calcext:value-type="float">
            <text:p>893.62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3.75" calcext:value-type="float">
            <text:p>893.7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893.875" calcext:value-type="float">
            <text:p>893.875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894.125" calcext:value-type="float">
            <text:p>894.125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894.25" calcext:value-type="float">
            <text:p>894.25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94.375" calcext:value-type="float">
            <text:p>894.37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4.5" calcext:value-type="float">
            <text:p>894.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4.625" calcext:value-type="float">
            <text:p>894.625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4.75" calcext:value-type="float">
            <text:p>894.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4.875" calcext:value-type="float">
            <text:p>894.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5.125" calcext:value-type="float">
            <text:p>895.12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5.25" calcext:value-type="float">
            <text:p>895.25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5.375" calcext:value-type="float">
            <text:p>895.37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95.5" calcext:value-type="float">
            <text:p>895.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95.625" calcext:value-type="float">
            <text:p>895.6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95.75" calcext:value-type="float">
            <text:p>895.7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95.875" calcext:value-type="float">
            <text:p>895.875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6.125" calcext:value-type="float">
            <text:p>896.125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6.25" calcext:value-type="float">
            <text:p>896.2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896.375" calcext:value-type="float">
            <text:p>896.375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896.5" calcext:value-type="float">
            <text:p>896.5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896.625" calcext:value-type="float">
            <text:p>896.625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96.75" calcext:value-type="float">
            <text:p>896.75</text:p>
          </table:table-cell>
          <table:table-cell office:value-type="float" office:value="83" calcext:value-type="float">
            <text:p>8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96.875" calcext:value-type="float">
            <text:p>896.875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97.125" calcext:value-type="float">
            <text:p>897.125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97.25" calcext:value-type="float">
            <text:p>897.25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897.375" calcext:value-type="float">
            <text:p>897.375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897.5" calcext:value-type="float">
            <text:p>897.5</text:p>
          </table:table-cell>
          <table:table-cell office:value-type="float" office:value="84" calcext:value-type="float">
            <text:p>8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897.625" calcext:value-type="float">
            <text:p>897.625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897.75" calcext:value-type="float">
            <text:p>897.75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897.875" calcext:value-type="float">
            <text:p>897.875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898.125" calcext:value-type="float">
            <text:p>898.125</text:p>
          </table:table-cell>
          <table:table-cell office:value-type="float" office:value="92" calcext:value-type="float">
            <text:p>9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898.25" calcext:value-type="float">
            <text:p>898.25</text:p>
          </table:table-cell>
          <table:table-cell office:value-type="float" office:value="99" calcext:value-type="float">
            <text:p>9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898.375" calcext:value-type="float">
            <text:p>898.375</text:p>
          </table:table-cell>
          <table:table-cell office:value-type="float" office:value="94" calcext:value-type="float">
            <text:p>9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898.5" calcext:value-type="float">
            <text:p>898.5</text:p>
          </table:table-cell>
          <table:table-cell office:value-type="float" office:value="98" calcext:value-type="float">
            <text:p>9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898.625" calcext:value-type="float">
            <text:p>898.625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898.75" calcext:value-type="float">
            <text:p>898.75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898.875" calcext:value-type="float">
            <text:p>898.875</text:p>
          </table:table-cell>
          <table:table-cell office:value-type="float" office:value="99" calcext:value-type="float">
            <text:p>9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118" calcext:value-type="float">
            <text:p>11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899.125" calcext:value-type="float">
            <text:p>899.125</text:p>
          </table:table-cell>
          <table:table-cell office:value-type="float" office:value="112" calcext:value-type="float">
            <text:p>11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899.25" calcext:value-type="float">
            <text:p>899.25</text:p>
          </table:table-cell>
          <table:table-cell office:value-type="float" office:value="115" calcext:value-type="float">
            <text:p>11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899.375" calcext:value-type="float">
            <text:p>899.375</text:p>
          </table:table-cell>
          <table:table-cell office:value-type="float" office:value="121" calcext:value-type="float">
            <text:p>12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float" office:value="899.5" calcext:value-type="float">
            <text:p>899.5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899.625" calcext:value-type="float">
            <text:p>899.625</text:p>
          </table:table-cell>
          <table:table-cell office:value-type="float" office:value="126" calcext:value-type="float">
            <text:p>12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899.75" calcext:value-type="float">
            <text:p>899.75</text:p>
          </table:table-cell>
          <table:table-cell office:value-type="float" office:value="171" calcext:value-type="float">
            <text:p>17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float" office:value="899.875" calcext:value-type="float">
            <text:p>899.875</text:p>
          </table:table-cell>
          <table:table-cell office:value-type="float" office:value="299" calcext:value-type="float">
            <text:p>29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83" calcext:value-type="float">
            <text:p>48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900.125" calcext:value-type="float">
            <text:p>900.125</text:p>
          </table:table-cell>
          <table:table-cell office:value-type="float" office:value="284" calcext:value-type="float">
            <text:p>28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900.25" calcext:value-type="float">
            <text:p>900.25</text:p>
          </table:table-cell>
          <table:table-cell office:value-type="float" office:value="195" calcext:value-type="float">
            <text:p>19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float" office:value="900.375" calcext:value-type="float">
            <text:p>900.375</text:p>
          </table:table-cell>
          <table:table-cell office:value-type="float" office:value="138" calcext:value-type="float">
            <text:p>13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900.5" calcext:value-type="float">
            <text:p>900.5</text:p>
          </table:table-cell>
          <table:table-cell office:value-type="float" office:value="133" calcext:value-type="float">
            <text:p>13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900.625" calcext:value-type="float">
            <text:p>900.625</text:p>
          </table:table-cell>
          <table:table-cell office:value-type="float" office:value="116" calcext:value-type="float">
            <text:p>11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900.75" calcext:value-type="float">
            <text:p>900.75</text:p>
          </table:table-cell>
          <table:table-cell office:value-type="float" office:value="113" calcext:value-type="float">
            <text:p>1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900.875" calcext:value-type="float">
            <text:p>900.875</text:p>
          </table:table-cell>
          <table:table-cell office:value-type="float" office:value="103" calcext:value-type="float">
            <text:p>1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8" calcext:value-type="float">
            <text:p>9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901.125" calcext:value-type="float">
            <text:p>901.125</text:p>
          </table:table-cell>
          <table:table-cell office:value-type="float" office:value="91" calcext:value-type="float">
            <text:p>9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901.25" calcext:value-type="float">
            <text:p>901.25</text:p>
          </table:table-cell>
          <table:table-cell office:value-type="float" office:value="89" calcext:value-type="float">
            <text:p>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901.375" calcext:value-type="float">
            <text:p>901.375</text:p>
          </table:table-cell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901.5" calcext:value-type="float">
            <text:p>901.5</text:p>
          </table:table-cell>
          <table:table-cell office:value-type="float" office:value="82" calcext:value-type="float">
            <text:p>8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901.625" calcext:value-type="float">
            <text:p>901.625</text:p>
          </table:table-cell>
          <table:table-cell office:value-type="float" office:value="88" calcext:value-type="float">
            <text:p>8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901.75" calcext:value-type="float">
            <text:p>901.75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901.875" calcext:value-type="float">
            <text:p>901.875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902.125" calcext:value-type="float">
            <text:p>902.125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902.25" calcext:value-type="float">
            <text:p>902.25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902.375" calcext:value-type="float">
            <text:p>902.37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902.5" calcext:value-type="float">
            <text:p>902.5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902.625" calcext:value-type="float">
            <text:p>902.625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902.75" calcext:value-type="float">
            <text:p>902.75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902.875" calcext:value-type="float">
            <text:p>902.875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903.125" calcext:value-type="float">
            <text:p>903.12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03.25" calcext:value-type="float">
            <text:p>903.2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03.375" calcext:value-type="float">
            <text:p>903.375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903.5" calcext:value-type="float">
            <text:p>903.5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903.625" calcext:value-type="float">
            <text:p>903.625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903.75" calcext:value-type="float">
            <text:p>903.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03.875" calcext:value-type="float">
            <text:p>903.8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4.125" calcext:value-type="float">
            <text:p>904.1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4.25" calcext:value-type="float">
            <text:p>904.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4.375" calcext:value-type="float">
            <text:p>904.3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4.5" calcext:value-type="float">
            <text:p>904.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4.625" calcext:value-type="float">
            <text:p>904.6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4.75" calcext:value-type="float">
            <text:p>904.75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04.875" calcext:value-type="float">
            <text:p>904.875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905.125" calcext:value-type="float">
            <text:p>905.125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905.25" calcext:value-type="float">
            <text:p>905.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5.375" calcext:value-type="float">
            <text:p>905.375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5.5" calcext:value-type="float">
            <text:p>905.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5.625" calcext:value-type="float">
            <text:p>905.6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5.75" calcext:value-type="float">
            <text:p>905.7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5.875" calcext:value-type="float">
            <text:p>905.8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6.125" calcext:value-type="float">
            <text:p>906.12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6.25" calcext:value-type="float">
            <text:p>906.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6.375" calcext:value-type="float">
            <text:p>906.37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6.5" calcext:value-type="float">
            <text:p>906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6.625" calcext:value-type="float">
            <text:p>906.6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6.75" calcext:value-type="float">
            <text:p>906.7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6.875" calcext:value-type="float">
            <text:p>906.8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7.125" calcext:value-type="float">
            <text:p>907.1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7.25" calcext:value-type="float">
            <text:p>907.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7.375" calcext:value-type="float">
            <text:p>907.3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7.5" calcext:value-type="float">
            <text:p>907.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7.625" calcext:value-type="float">
            <text:p>907.6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7.75" calcext:value-type="float">
            <text:p>907.7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7.875" calcext:value-type="float">
            <text:p>907.87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8.125" calcext:value-type="float">
            <text:p>908.1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8.25" calcext:value-type="float">
            <text:p>908.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8.375" calcext:value-type="float">
            <text:p>908.3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8.5" calcext:value-type="float">
            <text:p>908.5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8.625" calcext:value-type="float">
            <text:p>908.6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8.75" calcext:value-type="float">
            <text:p>908.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8.875" calcext:value-type="float">
            <text:p>908.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9.125" calcext:value-type="float">
            <text:p>909.12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9.25" calcext:value-type="float">
            <text:p>909.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9.375" calcext:value-type="float">
            <text:p>909.375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9.5" calcext:value-type="float">
            <text:p>909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9.625" calcext:value-type="float">
            <text:p>909.6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9.75" calcext:value-type="float">
            <text:p>909.7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09.875" calcext:value-type="float">
            <text:p>909.875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0.125" calcext:value-type="float">
            <text:p>910.1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0.25" calcext:value-type="float">
            <text:p>910.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0.375" calcext:value-type="float">
            <text:p>910.3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0.5" calcext:value-type="float">
            <text:p>910.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0.625" calcext:value-type="float">
            <text:p>910.62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0.75" calcext:value-type="float">
            <text:p>910.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0.875" calcext:value-type="float">
            <text:p>910.8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1.125" calcext:value-type="float">
            <text:p>911.125</text:p>
          </table:table-cell>
          <table:table-cell office:value-type="float" office:value="84" calcext:value-type="float">
            <text:p>8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911.25" calcext:value-type="float">
            <text:p>911.25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911.375" calcext:value-type="float">
            <text:p>911.3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1.5" calcext:value-type="float">
            <text:p>911.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1.625" calcext:value-type="float">
            <text:p>911.6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1.75" calcext:value-type="float">
            <text:p>911.7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1.875" calcext:value-type="float">
            <text:p>911.87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2.125" calcext:value-type="float">
            <text:p>912.1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2.25" calcext:value-type="float">
            <text:p>912.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2.375" calcext:value-type="float">
            <text:p>912.3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2.5" calcext:value-type="float">
            <text:p>912.5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912.625" calcext:value-type="float">
            <text:p>912.6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2.75" calcext:value-type="float">
            <text:p>912.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2.875" calcext:value-type="float">
            <text:p>912.875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3.125" calcext:value-type="float">
            <text:p>913.1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3.25" calcext:value-type="float">
            <text:p>913.2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3.375" calcext:value-type="float">
            <text:p>913.3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3.5" calcext:value-type="float">
            <text:p>913.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3.625" calcext:value-type="float">
            <text:p>913.6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3.75" calcext:value-type="float">
            <text:p>913.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3.875" calcext:value-type="float">
            <text:p>913.87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4.125" calcext:value-type="float">
            <text:p>914.1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4.25" calcext:value-type="float">
            <text:p>914.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4.375" calcext:value-type="float">
            <text:p>914.37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4.5" calcext:value-type="float">
            <text:p>914.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4.625" calcext:value-type="float">
            <text:p>914.6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4.75" calcext:value-type="float">
            <text:p>914.7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4.875" calcext:value-type="float">
            <text:p>914.87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5.125" calcext:value-type="float">
            <text:p>915.125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915.25" calcext:value-type="float">
            <text:p>915.2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15.375" calcext:value-type="float">
            <text:p>915.3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5.5" calcext:value-type="float">
            <text:p>915.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5.625" calcext:value-type="float">
            <text:p>915.6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5.75" calcext:value-type="float">
            <text:p>915.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5.875" calcext:value-type="float">
            <text:p>915.8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6.125" calcext:value-type="float">
            <text:p>916.1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6.25" calcext:value-type="float">
            <text:p>916.2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6.375" calcext:value-type="float">
            <text:p>916.37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6.5" calcext:value-type="float">
            <text:p>916.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6.625" calcext:value-type="float">
            <text:p>916.6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6.75" calcext:value-type="float">
            <text:p>916.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6.875" calcext:value-type="float">
            <text:p>916.875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7.125" calcext:value-type="float">
            <text:p>917.1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7.25" calcext:value-type="float">
            <text:p>917.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7.375" calcext:value-type="float">
            <text:p>917.3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7.5" calcext:value-type="float">
            <text:p>917.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7.625" calcext:value-type="float">
            <text:p>917.6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7.75" calcext:value-type="float">
            <text:p>917.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7.875" calcext:value-type="float">
            <text:p>917.8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8.125" calcext:value-type="float">
            <text:p>918.1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8.25" calcext:value-type="float">
            <text:p>918.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8.375" calcext:value-type="float">
            <text:p>918.3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8.5" calcext:value-type="float">
            <text:p>918.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8.625" calcext:value-type="float">
            <text:p>918.6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8.75" calcext:value-type="float">
            <text:p>918.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8.875" calcext:value-type="float">
            <text:p>918.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9.125" calcext:value-type="float">
            <text:p>919.1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9.25" calcext:value-type="float">
            <text:p>919.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9.375" calcext:value-type="float">
            <text:p>919.3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9.5" calcext:value-type="float">
            <text:p>919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9.625" calcext:value-type="float">
            <text:p>919.62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19.75" calcext:value-type="float">
            <text:p>919.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19.875" calcext:value-type="float">
            <text:p>919.87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0.125" calcext:value-type="float">
            <text:p>920.1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0.25" calcext:value-type="float">
            <text:p>920.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0.375" calcext:value-type="float">
            <text:p>920.3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0.5" calcext:value-type="float">
            <text:p>920.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0.625" calcext:value-type="float">
            <text:p>920.62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0.75" calcext:value-type="float">
            <text:p>920.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0.875" calcext:value-type="float">
            <text:p>920.8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1.125" calcext:value-type="float">
            <text:p>921.1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1.25" calcext:value-type="float">
            <text:p>921.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1.375" calcext:value-type="float">
            <text:p>921.37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1.5" calcext:value-type="float">
            <text:p>921.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1.625" calcext:value-type="float">
            <text:p>921.6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1.75" calcext:value-type="float">
            <text:p>921.7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1.875" calcext:value-type="float">
            <text:p>921.87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2.125" calcext:value-type="float">
            <text:p>922.12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2.25" calcext:value-type="float">
            <text:p>922.2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22.375" calcext:value-type="float">
            <text:p>922.375</text:p>
          </table:table-cell>
          <table:table-cell office:value-type="float" office:value="83" calcext:value-type="float">
            <text:p>8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922.5" calcext:value-type="float">
            <text:p>922.5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922.625" calcext:value-type="float">
            <text:p>922.625</text:p>
          </table:table-cell>
          <table:table-cell office:value-type="float" office:value="83" calcext:value-type="float">
            <text:p>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922.75" calcext:value-type="float">
            <text:p>922.75</text:p>
          </table:table-cell>
          <table:table-cell office:value-type="float" office:value="84" calcext:value-type="float">
            <text:p>8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922.875" calcext:value-type="float">
            <text:p>922.875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3.125" calcext:value-type="float">
            <text:p>923.1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3.25" calcext:value-type="float">
            <text:p>923.2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3.375" calcext:value-type="float">
            <text:p>923.3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3.5" calcext:value-type="float">
            <text:p>923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3.625" calcext:value-type="float">
            <text:p>923.6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3.75" calcext:value-type="float">
            <text:p>923.7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3.875" calcext:value-type="float">
            <text:p>923.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4.125" calcext:value-type="float">
            <text:p>924.1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4.25" calcext:value-type="float">
            <text:p>924.25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4.375" calcext:value-type="float">
            <text:p>924.3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4.5" calcext:value-type="float">
            <text:p>924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4.625" calcext:value-type="float">
            <text:p>924.6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4.75" calcext:value-type="float">
            <text:p>924.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4.875" calcext:value-type="float">
            <text:p>924.875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25.125" calcext:value-type="float">
            <text:p>925.1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5.25" calcext:value-type="float">
            <text:p>925.2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5.375" calcext:value-type="float">
            <text:p>925.37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5.5" calcext:value-type="float">
            <text:p>925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5.625" calcext:value-type="float">
            <text:p>925.625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5.75" calcext:value-type="float">
            <text:p>925.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5.875" calcext:value-type="float">
            <text:p>925.8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6.125" calcext:value-type="float">
            <text:p>926.125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6.25" calcext:value-type="float">
            <text:p>926.25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6.375" calcext:value-type="float">
            <text:p>926.375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6.5" calcext:value-type="float">
            <text:p>926.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6.625" calcext:value-type="float">
            <text:p>926.625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26.75" calcext:value-type="float">
            <text:p>926.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6.875" calcext:value-type="float">
            <text:p>926.8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7.125" calcext:value-type="float">
            <text:p>927.1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7.25" calcext:value-type="float">
            <text:p>927.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7.375" calcext:value-type="float">
            <text:p>927.3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7.5" calcext:value-type="float">
            <text:p>927.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7.625" calcext:value-type="float">
            <text:p>927.6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7.75" calcext:value-type="float">
            <text:p>927.7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7.875" calcext:value-type="float">
            <text:p>927.8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8.125" calcext:value-type="float">
            <text:p>928.125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8.25" calcext:value-type="float">
            <text:p>928.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8.375" calcext:value-type="float">
            <text:p>928.3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8.5" calcext:value-type="float">
            <text:p>928.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8.625" calcext:value-type="float">
            <text:p>928.6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8.75" calcext:value-type="float">
            <text:p>928.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8.875" calcext:value-type="float">
            <text:p>928.8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9.125" calcext:value-type="float">
            <text:p>929.125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9.25" calcext:value-type="float">
            <text:p>929.2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9.375" calcext:value-type="float">
            <text:p>929.375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29.5" calcext:value-type="float">
            <text:p>929.5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929.625" calcext:value-type="float">
            <text:p>929.625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929.75" calcext:value-type="float">
            <text:p>929.75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929.875" calcext:value-type="float">
            <text:p>929.875</text:p>
          </table:table-cell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9-11T07:51:20.919106528</meta:creation-date>
    <meta:editing-duration>P0D</meta:editing-duration>
    <meta:editing-cycles>1</meta:editing-cycles>
    <meta:document-statistic meta:table-count="1" meta:cell-count="1443" meta:object-count="1"/>
    <meta:generator>LibreOffice/6.3.6.2$Linux_X86_64 LibreOffice_project/2196df99b074d8a661f4036fca8fa0cbfa33a497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869" chart:maximum="93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6.618cm" svg:height="27.015cm" xlink:href=".." xlink:type="simple" chart:class="chart:scatter" chart:style-name="ch1">
        <chart:legend chart:legend-position="end" svg:x="53.766cm" svg:y="12.959cm" style:legend-expansion="high" chart:style-name="ch2"/>
        <chart:plot-area chart:style-name="ch3" table:cell-range-address="'Sweep_870-930_481pts_1'.B1:'Sweep_870-930_481pts_1'.D481" svg:x="1.132cm" svg:y="0.54cm" svg:width="51.502cm" svg:height="25.935cm">
          <chartooo:coordinate-region svg:x="1.94cm" svg:y="0.739cm" svg:width="50.694cm" svg:height="25.0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weep_870-930_481pts_1'.C1:'Sweep_870-930_481pts_1'.C481" chart:class="chart:scatter">
            <chart:domain table:cell-range-address="'Sweep_870-930_481pts_1'.B1:'Sweep_870-930_481pts_1'.B481"/>
            <chart:data-point chart:repeated="481"/>
          </chart:series>
          <chart:series chart:style-name="ch8" chart:values-cell-range-address="'Sweep_870-930_481pts_1'.D1:'Sweep_870-930_481pts_1'.D481" chart:class="chart:scatter">
            <chart:data-point chart:repeated="4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0">
                <text:p>870</text:p>
                <draw:g>
                  <svg:desc>'Sweep_870-930_481pts_1'.B1:'Sweep_870-930_481pts_1'.B481</svg:desc>
                </draw:g>
              </table:table-cell>
              <table:table-cell office:value-type="float" office:value="154">
                <text:p>154</text:p>
                <draw:g>
                  <svg:desc>'Sweep_870-930_481pts_1'.C1:'Sweep_870-930_481pts_1'.C481</svg:desc>
                </draw:g>
              </table:table-cell>
              <table:table-cell office:value-type="float" office:value="172">
                <text:p>172</text:p>
                <draw:g>
                  <svg:desc>'Sweep_870-930_481pts_1'.D1:'Sweep_870-930_481pts_1'.D4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0.125">
                <text:p>870.125</text:p>
              </table:table-cell>
              <table:table-cell office:value-type="float" office:value="81">
                <text:p>8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0.25">
                <text:p>870.25</text:p>
              </table:table-cell>
              <table:table-cell office:value-type="float" office:value="81">
                <text:p>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0.375">
                <text:p>870.375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0.5">
                <text:p>870.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.625">
                <text:p>870.62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0.75">
                <text:p>870.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0.875">
                <text:p>870.8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1">
                <text:p>871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125">
                <text:p>871.1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25">
                <text:p>871.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1.375">
                <text:p>871.3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1.5">
                <text:p>871.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1.625">
                <text:p>871.6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1.75">
                <text:p>871.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1.875">
                <text:p>871.875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2">
                <text:p>872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2.125">
                <text:p>872.1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2.25">
                <text:p>872.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375">
                <text:p>872.37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2.5">
                <text:p>872.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2.625">
                <text:p>872.6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2.75">
                <text:p>872.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2.875">
                <text:p>872.87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3">
                <text:p>873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3.125">
                <text:p>873.1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3.25">
                <text:p>873.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3.375">
                <text:p>873.3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3.5">
                <text:p>873.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3.625">
                <text:p>873.62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3.75">
                <text:p>873.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3.875">
                <text:p>873.8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4">
                <text:p>874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4.125">
                <text:p>874.1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4.25">
                <text:p>874.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4.375">
                <text:p>874.3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4.5">
                <text:p>874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4.625">
                <text:p>874.6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4.75">
                <text:p>874.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4.875">
                <text:p>874.8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5">
                <text:p>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5.125">
                <text:p>875.1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5.25">
                <text:p>875.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5.375">
                <text:p>875.37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5.5">
                <text:p>875.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5.625">
                <text:p>875.6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5.75">
                <text:p>875.75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5.875">
                <text:p>875.8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6">
                <text:p>876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6.125">
                <text:p>876.1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6.25">
                <text:p>876.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6.375">
                <text:p>876.3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6.5">
                <text:p>876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76.625">
                <text:p>876.62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6.75">
                <text:p>876.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6.875">
                <text:p>876.8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7">
                <text:p>877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7.125">
                <text:p>877.1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7.25">
                <text:p>877.2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7.375">
                <text:p>877.375</text:p>
              </table:table-cell>
              <table:table-cell office:value-type="float" office:value="80">
                <text:p>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7.5">
                <text:p>877.5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7.625">
                <text:p>877.6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7.75">
                <text:p>877.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7.875">
                <text:p>877.8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8">
                <text:p>878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8.125">
                <text:p>878.1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8.25">
                <text:p>878.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8.375">
                <text:p>878.3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8.5">
                <text:p>878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8.625">
                <text:p>878.62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8.75">
                <text:p>878.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8.875">
                <text:p>878.8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9">
                <text:p>879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9.125">
                <text:p>879.1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9.25">
                <text:p>879.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9.375">
                <text:p>879.3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9.5">
                <text:p>879.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9.625">
                <text:p>879.625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9.75">
                <text:p>879.75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9.875">
                <text:p>879.875</text:p>
              </table:table-cell>
              <table:table-cell office:value-type="float" office:value="82">
                <text:p>8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0">
                <text:p>880</text:p>
              </table:table-cell>
              <table:table-cell office:value-type="float" office:value="134">
                <text:p>13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0.125">
                <text:p>880.125</text:p>
              </table:table-cell>
              <table:table-cell office:value-type="float" office:value="81">
                <text:p>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0.25">
                <text:p>880.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.375">
                <text:p>880.3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0.5">
                <text:p>880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0.625">
                <text:p>880.6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.75">
                <text:p>880.7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.875">
                <text:p>880.8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">
                <text:p>881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1.125">
                <text:p>881.1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1.25">
                <text:p>881.2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1.375">
                <text:p>881.3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81.5">
                <text:p>881.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81.625">
                <text:p>881.62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1.75">
                <text:p>881.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1.875">
                <text:p>881.87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2">
                <text:p>882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2.125">
                <text:p>882.12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2.25">
                <text:p>882.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2.375">
                <text:p>882.37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82.5">
                <text:p>882.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2.625">
                <text:p>882.6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82.75">
                <text:p>882.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2.875">
                <text:p>882.8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83">
                <text:p>883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3.125">
                <text:p>883.1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3.25">
                <text:p>883.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3.375">
                <text:p>883.3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3.5">
                <text:p>883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3.625">
                <text:p>883.6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3.75">
                <text:p>883.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3.875">
                <text:p>883.8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4">
                <text:p>884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4.125">
                <text:p>884.1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4.25">
                <text:p>884.25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4.375">
                <text:p>884.3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4.5">
                <text:p>884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4.625">
                <text:p>884.625</text:p>
              </table:table-cell>
              <table:table-cell office:value-type="float" office:value="81">
                <text:p>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4.75">
                <text:p>884.75</text:p>
              </table:table-cell>
              <table:table-cell office:value-type="float" office:value="81">
                <text:p>8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4.875">
                <text:p>884.875</text:p>
              </table:table-cell>
              <table:table-cell office:value-type="float" office:value="83">
                <text:p>8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5">
                <text:p>885</text:p>
              </table:table-cell>
              <table:table-cell office:value-type="float" office:value="221">
                <text:p>22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5.125">
                <text:p>885.125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5.25">
                <text:p>885.25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5.375">
                <text:p>885.3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5.5">
                <text:p>885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5.625">
                <text:p>885.6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5.75">
                <text:p>885.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5.875">
                <text:p>885.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86">
                <text:p>886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86.125">
                <text:p>886.1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86.25">
                <text:p>886.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6.375">
                <text:p>886.37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86.5">
                <text:p>886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6.625">
                <text:p>886.6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6.75">
                <text:p>886.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6.875">
                <text:p>886.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7">
                <text:p>887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7.125">
                <text:p>887.1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7.25">
                <text:p>887.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7.375">
                <text:p>887.3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7.5">
                <text:p>887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87.625">
                <text:p>887.625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87.75">
                <text:p>887.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7.875">
                <text:p>887.8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8">
                <text:p>888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88.125">
                <text:p>888.1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8.25">
                <text:p>888.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8.375">
                <text:p>888.3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8.5">
                <text:p>888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8.625">
                <text:p>888.6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8.75">
                <text:p>888.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8.875">
                <text:p>888.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9">
                <text:p>889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9.125">
                <text:p>889.1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89.25">
                <text:p>889.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9.375">
                <text:p>889.3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89.5">
                <text:p>889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9.625">
                <text:p>889.6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9.75">
                <text:p>889.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9.875">
                <text:p>889.8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0">
                <text:p>890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90.125">
                <text:p>890.1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0.25">
                <text:p>890.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0.375">
                <text:p>890.3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0.5">
                <text:p>890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0.625">
                <text:p>890.6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90.75">
                <text:p>890.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90.875">
                <text:p>890.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91">
                <text:p>891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1.125">
                <text:p>891.1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91.25">
                <text:p>891.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1.375">
                <text:p>891.3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1.5">
                <text:p>891.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1.625">
                <text:p>891.6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1.75">
                <text:p>891.7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1.875">
                <text:p>891.87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2">
                <text:p>892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2.125">
                <text:p>892.1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2.25">
                <text:p>892.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2.375">
                <text:p>892.3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2.5">
                <text:p>892.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2.625">
                <text:p>892.6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92.75">
                <text:p>892.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2.875">
                <text:p>892.8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3">
                <text:p>893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93.125">
                <text:p>893.125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93.25">
                <text:p>893.2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3.375">
                <text:p>893.3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3.5">
                <text:p>893.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.625">
                <text:p>893.62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93.75">
                <text:p>893.75</text:p>
              </table:table-cell>
              <table:table-cell office:value-type="float" office:value="85">
                <text:p>8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93.875">
                <text:p>893.875</text:p>
              </table:table-cell>
              <table:table-cell office:value-type="float" office:value="85">
                <text:p>8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94">
                <text:p>894</text:p>
              </table:table-cell>
              <table:table-cell office:value-type="float" office:value="84">
                <text:p>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94.125">
                <text:p>894.125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4.25">
                <text:p>894.25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4.375">
                <text:p>894.37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4.5">
                <text:p>894.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4.625">
                <text:p>894.625</text:p>
              </table:table-cell>
              <table:table-cell office:value-type="float" office:value="86">
                <text:p>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4.75">
                <text:p>894.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4.875">
                <text:p>894.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5">
                <text:p>89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5.125">
                <text:p>895.12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95.25">
                <text:p>895.25</text:p>
              </table:table-cell>
              <table:table-cell office:value-type="float" office:value="84">
                <text:p>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5.375">
                <text:p>895.375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5.5">
                <text:p>895.5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5.625">
                <text:p>895.6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95.75">
                <text:p>895.75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95.875">
                <text:p>895.875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96">
                <text:p>896</text:p>
              </table:table-cell>
              <table:table-cell office:value-type="float" office:value="84">
                <text:p>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96.125">
                <text:p>896.125</text:p>
              </table:table-cell>
              <table:table-cell office:value-type="float" office:value="84">
                <text:p>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96.25">
                <text:p>896.2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6.375">
                <text:p>896.375</text:p>
              </table:table-cell>
              <table:table-cell office:value-type="float" office:value="84">
                <text:p>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96.5">
                <text:p>896.5</text:p>
              </table:table-cell>
              <table:table-cell office:value-type="float" office:value="85">
                <text:p>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6.625">
                <text:p>896.625</text:p>
              </table:table-cell>
              <table:table-cell office:value-type="float" office:value="82">
                <text:p>8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96.75">
                <text:p>896.75</text:p>
              </table:table-cell>
              <table:table-cell office:value-type="float" office:value="83">
                <text:p>8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96.875">
                <text:p>896.875</text:p>
              </table:table-cell>
              <table:table-cell office:value-type="float" office:value="87">
                <text:p>8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97">
                <text:p>897</text:p>
              </table:table-cell>
              <table:table-cell office:value-type="float" office:value="86">
                <text:p>8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97.125">
                <text:p>897.125</text:p>
              </table:table-cell>
              <table:table-cell office:value-type="float" office:value="82">
                <text:p>8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97.25">
                <text:p>897.25</text:p>
              </table:table-cell>
              <table:table-cell office:value-type="float" office:value="86">
                <text:p>8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7.375">
                <text:p>897.375</text:p>
              </table:table-cell>
              <table:table-cell office:value-type="float" office:value="88">
                <text:p>8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7.5">
                <text:p>897.5</text:p>
              </table:table-cell>
              <table:table-cell office:value-type="float" office:value="84">
                <text:p>8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7.625">
                <text:p>897.625</text:p>
              </table:table-cell>
              <table:table-cell office:value-type="float" office:value="85">
                <text:p>8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7.75">
                <text:p>897.75</text:p>
              </table:table-cell>
              <table:table-cell office:value-type="float" office:value="90">
                <text:p>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7.875">
                <text:p>897.875</text:p>
              </table:table-cell>
              <table:table-cell office:value-type="float" office:value="81">
                <text:p>8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98">
                <text:p>898</text:p>
              </table:table-cell>
              <table:table-cell office:value-type="float" office:value="83">
                <text:p>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8.125">
                <text:p>898.125</text:p>
              </table:table-cell>
              <table:table-cell office:value-type="float" office:value="92">
                <text:p>9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98.25">
                <text:p>898.25</text:p>
              </table:table-cell>
              <table:table-cell office:value-type="float" office:value="99">
                <text:p>9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98.375">
                <text:p>898.375</text:p>
              </table:table-cell>
              <table:table-cell office:value-type="float" office:value="94">
                <text:p>9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8.5">
                <text:p>898.5</text:p>
              </table:table-cell>
              <table:table-cell office:value-type="float" office:value="98">
                <text:p>9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8.625">
                <text:p>898.625</text:p>
              </table:table-cell>
              <table:table-cell office:value-type="float" office:value="94">
                <text:p>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98.75">
                <text:p>898.75</text:p>
              </table:table-cell>
              <table:table-cell office:value-type="float" office:value="84">
                <text:p>8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8.875">
                <text:p>898.875</text:p>
              </table:table-cell>
              <table:table-cell office:value-type="float" office:value="99">
                <text:p>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9">
                <text:p>899</text:p>
              </table:table-cell>
              <table:table-cell office:value-type="float" office:value="118">
                <text:p>11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99.125">
                <text:p>899.125</text:p>
              </table:table-cell>
              <table:table-cell office:value-type="float" office:value="112">
                <text:p>11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9.25">
                <text:p>899.25</text:p>
              </table:table-cell>
              <table:table-cell office:value-type="float" office:value="115">
                <text:p>1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99.375">
                <text:p>899.375</text:p>
              </table:table-cell>
              <table:table-cell office:value-type="float" office:value="121">
                <text:p>12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99.5">
                <text:p>899.5</text:p>
              </table:table-cell>
              <table:table-cell office:value-type="float" office:value="124">
                <text:p>12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99.625">
                <text:p>899.625</text:p>
              </table:table-cell>
              <table:table-cell office:value-type="float" office:value="126">
                <text:p>12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99.75">
                <text:p>899.75</text:p>
              </table:table-cell>
              <table:table-cell office:value-type="float" office:value="171">
                <text:p>17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99.875">
                <text:p>899.875</text:p>
              </table:table-cell>
              <table:table-cell office:value-type="float" office:value="299">
                <text:p>29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0">
                <text:p>900</text:p>
              </table:table-cell>
              <table:table-cell office:value-type="float" office:value="483">
                <text:p>48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0.125">
                <text:p>900.125</text:p>
              </table:table-cell>
              <table:table-cell office:value-type="float" office:value="284">
                <text:p>28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0.25">
                <text:p>900.25</text:p>
              </table:table-cell>
              <table:table-cell office:value-type="float" office:value="195">
                <text:p>19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0.375">
                <text:p>900.375</text:p>
              </table:table-cell>
              <table:table-cell office:value-type="float" office:value="138">
                <text:p>13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0.5">
                <text:p>900.5</text:p>
              </table:table-cell>
              <table:table-cell office:value-type="float" office:value="133">
                <text:p>13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0.625">
                <text:p>900.625</text:p>
              </table:table-cell>
              <table:table-cell office:value-type="float" office:value="116">
                <text:p>11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0.75">
                <text:p>900.75</text:p>
              </table:table-cell>
              <table:table-cell office:value-type="float" office:value="113">
                <text:p>1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0.875">
                <text:p>900.875</text:p>
              </table:table-cell>
              <table:table-cell office:value-type="float" office:value="103">
                <text:p>1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1">
                <text:p>901</text:p>
              </table:table-cell>
              <table:table-cell office:value-type="float" office:value="98">
                <text:p>9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1.125">
                <text:p>901.125</text:p>
              </table:table-cell>
              <table:table-cell office:value-type="float" office:value="91">
                <text:p>9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1.25">
                <text:p>901.25</text:p>
              </table:table-cell>
              <table:table-cell office:value-type="float" office:value="89">
                <text:p>8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1.375">
                <text:p>901.375</text:p>
              </table:table-cell>
              <table:table-cell office:value-type="float" office:value="92">
                <text:p>9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1.5">
                <text:p>901.5</text:p>
              </table:table-cell>
              <table:table-cell office:value-type="float" office:value="82">
                <text:p>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1.625">
                <text:p>901.625</text:p>
              </table:table-cell>
              <table:table-cell office:value-type="float" office:value="88">
                <text:p>8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1.75">
                <text:p>901.75</text:p>
              </table:table-cell>
              <table:table-cell office:value-type="float" office:value="91">
                <text:p>9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1.875">
                <text:p>901.875</text:p>
              </table:table-cell>
              <table:table-cell office:value-type="float" office:value="89">
                <text:p>8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2">
                <text:p>902</text:p>
              </table:table-cell>
              <table:table-cell office:value-type="float" office:value="82">
                <text:p>8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02.125">
                <text:p>902.125</text:p>
              </table:table-cell>
              <table:table-cell office:value-type="float" office:value="87">
                <text:p>8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02.25">
                <text:p>902.25</text:p>
              </table:table-cell>
              <table:table-cell office:value-type="float" office:value="82">
                <text:p>8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2.375">
                <text:p>902.375</text:p>
              </table:table-cell>
              <table:table-cell office:value-type="float" office:value="85">
                <text:p>8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2.5">
                <text:p>902.5</text:p>
              </table:table-cell>
              <table:table-cell office:value-type="float" office:value="83">
                <text:p>8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2.625">
                <text:p>902.625</text:p>
              </table:table-cell>
              <table:table-cell office:value-type="float" office:value="79">
                <text:p>7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02.75">
                <text:p>902.75</text:p>
              </table:table-cell>
              <table:table-cell office:value-type="float" office:value="82">
                <text:p>8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2.875">
                <text:p>902.875</text:p>
              </table:table-cell>
              <table:table-cell office:value-type="float" office:value="83">
                <text:p>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3">
                <text:p>903</text:p>
              </table:table-cell>
              <table:table-cell office:value-type="float" office:value="83">
                <text:p>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3.125">
                <text:p>903.12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3.25">
                <text:p>903.2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3.375">
                <text:p>903.375</text:p>
              </table:table-cell>
              <table:table-cell office:value-type="float" office:value="85">
                <text:p>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3.5">
                <text:p>903.5</text:p>
              </table:table-cell>
              <table:table-cell office:value-type="float" office:value="85">
                <text:p>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3.625">
                <text:p>903.625</text:p>
              </table:table-cell>
              <table:table-cell office:value-type="float" office:value="86">
                <text:p>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3.75">
                <text:p>903.75</text:p>
              </table:table-cell>
              <table:table-cell office:value-type="float" office:value="85">
                <text:p>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3.875">
                <text:p>903.8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4">
                <text:p>904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4.125">
                <text:p>904.1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4.25">
                <text:p>904.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4.375">
                <text:p>904.3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04.5">
                <text:p>904.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4.625">
                <text:p>904.6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4.75">
                <text:p>904.75</text:p>
              </table:table-cell>
              <table:table-cell office:value-type="float" office:value="83">
                <text:p>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4.875">
                <text:p>904.875</text:p>
              </table:table-cell>
              <table:table-cell office:value-type="float" office:value="82">
                <text:p>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05">
                <text:p>905</text:p>
              </table:table-cell>
              <table:table-cell office:value-type="float" office:value="96">
                <text:p>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5.125">
                <text:p>905.125</text:p>
              </table:table-cell>
              <table:table-cell office:value-type="float" office:value="84">
                <text:p>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5.25">
                <text:p>905.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5.375">
                <text:p>905.375</text:p>
              </table:table-cell>
              <table:table-cell office:value-type="float" office:value="86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5.5">
                <text:p>905.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05.625">
                <text:p>905.6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05.75">
                <text:p>905.7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05.875">
                <text:p>905.8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06">
                <text:p>906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6.125">
                <text:p>906.12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06.25">
                <text:p>906.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6.375">
                <text:p>906.37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06.5">
                <text:p>906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6.625">
                <text:p>906.6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6.75">
                <text:p>906.7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6.875">
                <text:p>906.8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7">
                <text:p>907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7.125">
                <text:p>907.1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07.25">
                <text:p>907.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7.375">
                <text:p>907.3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07.5">
                <text:p>907.5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7.625">
                <text:p>907.6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07.75">
                <text:p>907.75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07.875">
                <text:p>907.87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8">
                <text:p>908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08.125">
                <text:p>908.1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08.25">
                <text:p>908.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08.375">
                <text:p>908.3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08.5">
                <text:p>908.5</text:p>
              </table:table-cell>
              <table:table-cell office:value-type="float" office:value="86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08.625">
                <text:p>908.6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08.75">
                <text:p>908.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08.875">
                <text:p>908.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09">
                <text:p>909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09.125">
                <text:p>909.12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09.25">
                <text:p>909.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09.375">
                <text:p>909.375</text:p>
              </table:table-cell>
              <table:table-cell office:value-type="float" office:value="86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09.5">
                <text:p>909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09.625">
                <text:p>909.6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09.75">
                <text:p>909.7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09.875">
                <text:p>909.875</text:p>
              </table:table-cell>
              <table:table-cell office:value-type="float" office:value="86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10">
                <text:p>910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10.125">
                <text:p>910.1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10.25">
                <text:p>910.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10.375">
                <text:p>910.3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0.5">
                <text:p>910.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10.625">
                <text:p>910.62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0.75">
                <text:p>910.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10.875">
                <text:p>910.8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11">
                <text:p>911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11.125">
                <text:p>911.125</text:p>
              </table:table-cell>
              <table:table-cell office:value-type="float" office:value="84">
                <text:p>8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11.25">
                <text:p>911.25</text:p>
              </table:table-cell>
              <table:table-cell office:value-type="float" office:value="104">
                <text:p>10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11.375">
                <text:p>911.3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11.5">
                <text:p>911.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11.625">
                <text:p>911.6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11.75">
                <text:p>911.7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11.875">
                <text:p>911.87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12">
                <text:p>912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12.125">
                <text:p>912.1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12.25">
                <text:p>912.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12.375">
                <text:p>912.3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12.5">
                <text:p>912.5</text:p>
              </table:table-cell>
              <table:table-cell office:value-type="float" office:value="82">
                <text:p>8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12.625">
                <text:p>912.6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12.75">
                <text:p>912.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12.875">
                <text:p>912.875</text:p>
              </table:table-cell>
              <table:table-cell office:value-type="float" office:value="86">
                <text:p>8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13">
                <text:p>913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13.125">
                <text:p>913.1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13.25">
                <text:p>913.2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13.375">
                <text:p>913.3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13.5">
                <text:p>913.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3.625">
                <text:p>913.6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13.75">
                <text:p>913.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13.875">
                <text:p>913.87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14">
                <text:p>914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4.125">
                <text:p>914.1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4.25">
                <text:p>914.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4.375">
                <text:p>914.37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14.5">
                <text:p>914.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14.625">
                <text:p>914.6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14.75">
                <text:p>914.7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14.875">
                <text:p>914.875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15">
                <text:p>915</text:p>
              </table:table-cell>
              <table:table-cell office:value-type="float" office:value="254">
                <text:p>2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15.125">
                <text:p>915.125</text:p>
              </table:table-cell>
              <table:table-cell office:value-type="float" office:value="89">
                <text:p>8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5.25">
                <text:p>915.25</text:p>
              </table:table-cell>
              <table:table-cell office:value-type="float" office:value="85">
                <text:p>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5.375">
                <text:p>915.3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5.5">
                <text:p>915.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5.625">
                <text:p>915.6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5.75">
                <text:p>915.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5.875">
                <text:p>915.8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6.125">
                <text:p>916.1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16.25">
                <text:p>916.25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16.375">
                <text:p>916.37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16.5">
                <text:p>916.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16.625">
                <text:p>916.6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16.75">
                <text:p>916.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16.875">
                <text:p>916.875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17">
                <text:p>917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17.125">
                <text:p>917.1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17.25">
                <text:p>917.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17.375">
                <text:p>917.3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17.5">
                <text:p>917.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17.625">
                <text:p>917.6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17.75">
                <text:p>917.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17.875">
                <text:p>917.8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18">
                <text:p>918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8.125">
                <text:p>918.1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18.25">
                <text:p>918.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18.375">
                <text:p>918.3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18.5">
                <text:p>918.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18.625">
                <text:p>918.6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18.75">
                <text:p>918.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18.875">
                <text:p>918.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19">
                <text:p>919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19.125">
                <text:p>919.1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19.25">
                <text:p>919.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19.375">
                <text:p>919.3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19.5">
                <text:p>919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9.625">
                <text:p>919.62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9.75">
                <text:p>919.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9.875">
                <text:p>919.87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0">
                <text:p>920</text:p>
              </table:table-cell>
              <table:table-cell office:value-type="float" office:value="95">
                <text:p>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0.125">
                <text:p>920.1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0.25">
                <text:p>920.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20.375">
                <text:p>920.3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20.5">
                <text:p>920.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20.625">
                <text:p>920.62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20.75">
                <text:p>920.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20.875">
                <text:p>920.8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21">
                <text:p>921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21.125">
                <text:p>921.1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21.25">
                <text:p>921.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21.375">
                <text:p>921.37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21.5">
                <text:p>921.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21.625">
                <text:p>921.6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21.75">
                <text:p>921.7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21.875">
                <text:p>921.87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22">
                <text:p>922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2.125">
                <text:p>922.125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2.25">
                <text:p>922.25</text:p>
              </table:table-cell>
              <table:table-cell office:value-type="float" office:value="85">
                <text:p>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2.375">
                <text:p>922.375</text:p>
              </table:table-cell>
              <table:table-cell office:value-type="float" office:value="83">
                <text:p>8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2.5">
                <text:p>922.5</text:p>
              </table:table-cell>
              <table:table-cell office:value-type="float" office:value="270">
                <text:p>2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22.625">
                <text:p>922.625</text:p>
              </table:table-cell>
              <table:table-cell office:value-type="float" office:value="83">
                <text:p>8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22.75">
                <text:p>922.75</text:p>
              </table:table-cell>
              <table:table-cell office:value-type="float" office:value="84">
                <text:p>8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2.875">
                <text:p>922.875</text:p>
              </table:table-cell>
              <table:table-cell office:value-type="float" office:value="83">
                <text:p>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3">
                <text:p>923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3.125">
                <text:p>923.1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3.25">
                <text:p>923.2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3.375">
                <text:p>923.3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23.5">
                <text:p>923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23.625">
                <text:p>923.6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23.75">
                <text:p>923.7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23.875">
                <text:p>923.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24">
                <text:p>924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24.125">
                <text:p>924.1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4.25">
                <text:p>924.25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24.375">
                <text:p>924.3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24.5">
                <text:p>924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24.625">
                <text:p>924.6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24.75">
                <text:p>924.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24.875">
                <text:p>924.875</text:p>
              </table:table-cell>
              <table:table-cell office:value-type="float" office:value="83">
                <text:p>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5">
                <text:p>925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25.125">
                <text:p>925.1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5.25">
                <text:p>925.2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25.375">
                <text:p>925.37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25.5">
                <text:p>925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25.625">
                <text:p>925.625</text:p>
              </table:table-cell>
              <table:table-cell office:value-type="float" office:value="84">
                <text:p>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25.75">
                <text:p>925.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25.875">
                <text:p>925.8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26">
                <text:p>926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26.125">
                <text:p>926.125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26.25">
                <text:p>926.25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26.375">
                <text:p>926.375</text:p>
              </table:table-cell>
              <table:table-cell office:value-type="float" office:value="85">
                <text:p>8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26.5">
                <text:p>926.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26.625">
                <text:p>926.625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26.75">
                <text:p>926.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26.875">
                <text:p>926.8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27">
                <text:p>927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27.125">
                <text:p>927.1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27.25">
                <text:p>927.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7.375">
                <text:p>927.3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7.5">
                <text:p>927.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7.625">
                <text:p>927.6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7.75">
                <text:p>927.7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.875">
                <text:p>927.8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8">
                <text:p>928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28.125">
                <text:p>928.125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28.25">
                <text:p>928.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28.375">
                <text:p>928.3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28.5">
                <text:p>928.5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28.625">
                <text:p>928.6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28.75">
                <text:p>928.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28.875">
                <text:p>928.8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29">
                <text:p>929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29.125">
                <text:p>929.125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9.25">
                <text:p>929.2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29.375">
                <text:p>929.375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29.5">
                <text:p>929.5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29.625">
                <text:p>929.625</text:p>
              </table:table-cell>
              <table:table-cell office:value-type="float" office:value="83">
                <text:p>8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29.75">
                <text:p>929.75</text:p>
              </table:table-cell>
              <table:table-cell office:value-type="float" office:value="85">
                <text:p>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29.875">
                <text:p>929.875</text:p>
              </table:table-cell>
              <table:table-cell office:value-type="float" office:value="82">
                <text:p>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30">
                <text:p>930</text:p>
              </table:table-cell>
              <table:table-cell office:value-type="float" office:value="107">
                <text:p>107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2196df99b074d8a661f4036fca8fa0cbfa33a497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